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e24ed" officeooo:paragraph-rsid="000e24ed"/>
    </style:style>
    <style:style style:name="P2" style:family="paragraph" style:parent-style-name="Standard">
      <style:paragraph-properties fo:text-align="justify" style:justify-single-word="false"/>
      <style:text-properties officeooo:rsid="000e24ed" officeooo:paragraph-rsid="000e24ed"/>
    </style:style>
    <style:style style:name="P3" style:family="paragraph" style:parent-style-name="Standard">
      <style:text-properties officeooo:rsid="000f96de" officeooo:paragraph-rsid="000f96de"/>
    </style:style>
    <style:style style:name="P4" style:family="paragraph" style:parent-style-name="Standard">
      <style:paragraph-properties fo:text-align="justify" style:justify-single-word="false"/>
      <style:text-properties officeooo:rsid="0010bb33" officeooo:paragraph-rsid="0010bb33"/>
    </style:style>
    <style:style style:name="P5" style:family="paragraph" style:parent-style-name="Standard">
      <style:paragraph-properties fo:text-align="justify" style:justify-single-word="false"/>
      <style:text-properties officeooo:rsid="00122030" officeooo:paragraph-rsid="00122030"/>
    </style:style>
    <style:style style:name="P6" style:family="paragraph" style:parent-style-name="Standard" style:list-style-name="L1">
      <style:text-properties officeooo:rsid="000f96de" officeooo:paragraph-rsid="000f96de"/>
    </style:style>
    <style:style style:name="P7" style:family="paragraph" style:parent-style-name="Standard" style:list-style-name="L2">
      <style:text-properties officeooo:rsid="000fb2a6" officeooo:paragraph-rsid="000fb2a6"/>
    </style:style>
    <style:style style:name="P8" style:family="paragraph" style:parent-style-name="Standard" style:list-style-name="L3">
      <style:text-properties officeooo:rsid="000fb2a6" officeooo:paragraph-rsid="000fb2a6"/>
    </style:style>
    <style:style style:name="P9" style:family="paragraph" style:parent-style-name="Standard">
      <style:paragraph-properties fo:text-align="justify" style:justify-single-word="false"/>
      <style:text-properties officeooo:rsid="000e24ed" officeooo:paragraph-rsid="00126bfc"/>
    </style:style>
    <style:style style:name="P10" style:family="paragraph" style:parent-style-name="Standard">
      <style:text-properties officeooo:rsid="00127148" officeooo:paragraph-rsid="00127148"/>
    </style:style>
    <style:style style:name="P11" style:family="paragraph" style:parent-style-name="Text_20_body" style:list-style-name="L4">
      <style:text-properties officeooo:rsid="000fb2a6" officeooo:paragraph-rsid="000fb2a6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officeooo:rsid="000f96de"/>
    </style:style>
    <style:style style:name="T4" style:family="text">
      <style:text-properties officeooo:rsid="000fb2a6"/>
    </style:style>
    <style:style style:name="T5" style:family="text">
      <style:text-properties officeooo:rsid="0010bb33"/>
    </style:style>
    <style:style style:name="T6" style:family="text">
      <style:text-properties officeooo:rsid="00122030"/>
    </style:style>
    <style:style style:name="T7" style:family="text">
      <style:text-properties officeooo:rsid="00126bf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Disciplina Projeto de Interface com o Usuário</text:p>
      <text:p text:style-name="P10">Atividade 3 – Esboço do Estudo de Caso</text:p>
      <text:p text:style-name="P10">Aluno: Luiz Alberto Ferreira Gomes RA: 007275.</text:p>
      <text:h text:style-name="Heading_20_1" text:outline-level="1">Problemas e Hipótese</text:h>
      <text:p text:style-name="P9">A programação do <text:span text:style-name="T1">Flight Management System</text:span> (FMS)<text:span text:style-name="T2"> </text:span>de uma aeronave é feita utilizando-se um equipamento denominado <text:span text:style-name="T1">Control Display Unit </text:span><text:span text:style-name="T2">(CDU) </text:span>no qual, por meio de um teclado alfanumérico e conectado em uma console baseada em caracteres, a piloto deverá realizar essa tarefa. <text:span text:style-name="T3">Um problema, levantado por instrutores de cursos de formação de pilotos para aviação comercial, para o ensino do uso desse equipamento é a grande quantidade de informações mnemônicas que o aluno tem que fornecer para o aprendizado, bem como a sequência adequada na qual essas informações deverão ser fornecidas. </text:span></text:p>
      <text:p text:style-name="P2"/>
      <text:p text:style-name="P4">Hipótese-<text:span text:style-name="T6">1</text:span>: <text:span text:style-name="T6">Emprego de metáforas familiares materializadas na forma de ícones.</text:span></text:p>
      <text:p text:style-name="P5">Hipótese-2: Utilização de guias automatizados (<text:span text:style-name="T1">wizards</text:span>) para reduzir erros.</text:p>
      <text:h text:style-name="Heading_20_1" text:outline-level="1">Objetivos </text:h>
      <text:p text:style-name="P3">Observar como o aspirante a piloto, desde o início do seu treinamento até a sua conclusão, utiliza o <text:span text:style-name="T7">CDU</text:span> para programar o <text:span text:style-name="T7">FMS</text:span> de uma aeronave.</text:p>
      <text:h text:style-name="Heading_20_1" text:outline-level="1">Metas </text:h>
      <text:list xml:id="list8854008519342256703" text:style-name="L1">
        <text:list-item>
          <text:p text:style-name="P6">Confirmar os problemas levantados anteriormente <text:span text:style-name="T4">e entender os benefícios de uma possível solução</text:span>;</text:p>
        </text:list-item>
        <text:list-item>
          <text:p text:style-name="P6">Aferir outros problemas importantes que poderiam afetar o aprendizado o aluno;</text:p>
        </text:list-item>
        <text:list-item>
          <text:p text:style-name="P6">Identificar possíveis soluções <text:span text:style-name="T4">de design</text:span> para os problemas levantados.</text:p>
        </text:list-item>
      </text:list>
      <text:h text:style-name="Heading_20_1" text:outline-level="1">Tipos </text:h>
      <text:list xml:id="list4147418696697239942" text:style-name="L2">
        <text:list-item>
          <text:p text:style-name="P7">Estudo intrínseco <text:span text:style-name="T5">(estudo para o cliente)</text:span></text:p>
        </text:list-item>
      </text:list>
      <text:h text:style-name="Heading_20_1" text:outline-level="1">Quem são os participantes<text:span text:style-name="T4">?</text:span></text:h>
      <text:list xml:id="list4843732631860881617" text:style-name="L3">
        <text:list-item>
          <text:p text:style-name="P8">Alunos <text:span text:style-name="T7">e instrutores </text:span>de cursos de preparação de pilotos para aviação comercial.</text:p>
        </text:list-item>
      </text:list>
      <text:p text:style-name="P1"/>
      <text:h text:style-name="Heading_20_1" text:outline-level="1">Que tipo de dados coletar/como analisar?</text:h>
      <text:list xml:id="list5226122626972931121" text:style-name="L4">
        <text:list-item>
          <text:p text:style-name="P11">Entrevistas com alunos e instrutores.</text:p>
        </text:list-item>
        <text:list-item>
          <text:p text:style-name="P11">Observação de aulas com diversos aluno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2pt" fo:font-weight="bold" style:font-size-asian="130%" style:font-weight-asian="bold" style:font-size-complex="130%" style:font-weight-complex="600"/>
    </style:style>
    <style:style style:name="Numbering_20_Symbols" style:display-name="Numbering Symbols" style:family="text"/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iz Alberto Ferreira Gomes</meta:initial-creator>
    <meta:creation-date>2016-04-12T15:48:33.643520646</meta:creation-date>
    <dc:date>2016-04-30T07:35:15.496555597</dc:date>
    <dc:creator>Luiz Alberto Ferreira Gomes</dc:creator>
    <meta:editing-duration>PT6M31S</meta:editing-duration>
    <meta:editing-cycles>3</meta:editing-cycles>
    <meta:generator>LibreOffice/5.1.2.2$Linux_x86 LibreOffice_project/d3bf12ecb743fc0d20e0be0c58ca359301eb705f</meta:generator>
    <meta:document-statistic meta:table-count="0" meta:image-count="0" meta:object-count="0" meta:page-count="1" meta:paragraph-count="20" meta:word-count="248" meta:character-count="1578" meta:non-whitespace-character-count="1358"/>
  </office:meta>
</office:document-meta>
</file>